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gre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5">
            <text:p>65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9]+[.F11]+[.H11]" office:value-type="percentage" office:value="0.06">
            <text:p>6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99.3199168586885">
            <text:p>$99,32</text:p>
          </table:table-cell>
          <table:table-cell table:style-name="ce13" table:formula="of:=[.G2]/1.07" office:value-type="currency" office:currency="EUR" office:value="92.8223522043818">
            <text:p>92,8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.64">
            <text:p>1,64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75">
            <text:p>7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72.5370500633556">
            <text:p>$72,54</text:p>
          </table:table-cell>
          <table:table-cell table:style-name="ce14" table:formula="of:=[.G3]/1.07" office:value-type="currency" office:currency="EUR" office:value="67.7916355732295">
            <text:p>67,79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69.6679149956872">
            <text:p>69,67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329">
            <text:p>0,32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">
            <text:p>9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55.7922781781714">
            <text:p>$55,79</text:p>
          </table:table-cell>
          <table:table-cell table:style-name="ce15" table:formula="of:=[.G4]/1.07" office:value-type="currency" office:currency="EUR" office:value="52.1423160543658">
            <text:p>52,14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2.79">
            <text:p>$2,79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4">
            <text:p>4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4.98480243161094">
            <text:p>4,98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6,27 M</text:p>
          </table:table-cell>
          <table:table-cell table:number-columns-repeated="2"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Hotel</text:p>
          </table:table-cell>
          <table:table-cell office:value-type="percentage" office:value="0.005">
            <text:p>0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5.12.2022</text:date>, <text:time>18:5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2-25T18:52:41.69</dc:date>
    <dc:creator>aaa </dc:creator>
    <meta:editing-duration>P3DT2H34M6S</meta:editing-duration>
    <meta:editing-cycles>50</meta:editing-cycles>
    <meta:generator>OpenOffice/4.1.5$Win32 OpenOffice.org_project/415m1$Build-9789</meta:generator>
    <meta:document-statistic meta:table-count="5" meta:cell-count="615" meta:object-count="0"/>
  </office:meta>
</office:document-meta>
</file>